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actoryBeanAndApplicationListener.onApplicationEvent( ApplicationEvent event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FactoryBeanAndApplicationListener.getObjec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toryBeanAndApplicationListener.isSinglet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actoryBeanAndApplicationListener.getObjectTyp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